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a303" officeooo:paragraph-rsid="001ba30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ba303" officeooo:paragraph-rsid="001ba303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ppy RL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3:44:45.476780517</meta:creation-date>
    <dc:date>2024-05-31T03:45:28.493885756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6.7.2$Linux_X86_64 LibreOffice_project/60$Build-2</meta:generator>
  </office:meta>
</office:document-meta>
</file>